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36pt" style:font-size-asian="36pt" style:font-size-complex="36pt"/>
    </style:style>
    <style:style style:name="P3" style:family="paragraph">
      <style:paragraph-properties fo:text-align="center"/>
      <style:text-properties fo:font-size="36pt" style:font-size-asian="18pt" style:font-size-complex="18pt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36pt" fo:font-weight="bold" style:font-size-asian="18pt" style:font-weight-asian="bold" style:font-size-complex="18pt" style:font-weight-complex="bold"/>
    </style:style>
    <style:style style:name="T1" style:family="text">
      <style:text-properties fo:font-family="'Times New Roman'" style:font-family-generic="roman" style:font-pitch="variable" fo:font-size="36pt" style:font-size-asian="36pt" style:font-size-complex="36pt"/>
    </style:style>
    <style:style style:name="T2" style:family="text">
      <style:text-properties fo:font-family="'Times New Roman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7.7cm" svg:height="3.998cm" svg:x="1cm" svg:y="1.0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066cm" svg:height="3.087cm" svg:x="1.392cm" svg:y="1.47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066cm" svg:height="3.087cm" svg:x="25.205cm" svg:y="1.471cm">
            <text:p text:style-name="P3"><text:span text:style-name="T2">= …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7.7cm" svg:height="3.998cm" svg:x="1cm" svg:y="5.9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066cm" svg:height="3.087cm" svg:x="1.392cm" svg:y="6.369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066cm" svg:height="3.087cm" svg:x="25.205cm" svg:y="6.37cm">
            <text:p text:style-name="P3"><text:span text:style-name="T2">= …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7.7cm" svg:height="3.998cm" svg:x="1cm" svg:y="10.9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066cm" svg:height="3.087cm" svg:x="1.392cm" svg:y="11.367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066cm" svg:height="3.087cm" svg:x="25.205cm" svg:y="11.368cm">
            <text:p text:style-name="P3"><text:span text:style-name="T2">= …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7.7cm" svg:height="3.998cm" svg:x="1cm" svg:y="15.7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066cm" svg:height="3.087cm" svg:x="1.392cm" svg:y="16.08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066cm" svg:height="3.087cm" svg:x="25.205cm" svg:y="16.081cm">
            <text:p text:style-name="P3"><text:span text:style-name="T2">= …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9-02-09T20:21:21</meta:creation-date>
    <dc:date>2019-02-09T20:29:15</dc:date>
    <meta:editing-duration>PT00H07M55S</meta:editing-duration>
    <meta:editing-cycles>2</meta:editing-cycles>
    <meta:generator>NeoOffice/3.4$Unix OpenOffice.org_project/Patch 0</meta:generator>
    <meta:document-statistic meta:object-count="16"/>
  </office:meta>
</office:document-meta>
</file>